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D00000B93000007F5640BEEB1.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2" style:family="table">
      <style:table-properties style:width="5.2083in" fo:margin-left="0.9104in" fo:margin-right="0.8063in" table:align="margins" style:writing-mode="lr-tb"/>
    </style:style>
    <style:style style:name="Table2.A" style:family="table-column">
      <style:table-column-properties style:column-width="1.5in" style:rel-column-width="2160*"/>
    </style:style>
    <style:style style:name="Table2.B" style:family="table-column">
      <style:table-column-properties style:column-width="3.7083in" style:rel-column-width="5340*"/>
    </style:style>
    <style:style style:name="Table2.1" style:family="table-row">
      <style:table-row-properties style:min-row-height="0.2639in" style:keep-together="true" fo:keep-together="auto"/>
    </style:style>
    <style:style style:name="Table2.A1" style:family="table-cell">
      <style:table-cell-properties fo:padding-left="0.0833in" fo:padding-right="0.0833in" fo:padding-top="0.0833in" fo:padding-bottom="0.0556in" fo:border="0.0007in solid #000000"/>
    </style:style>
    <style:style style:name="Table2.A2" style:family="table-cell">
      <style:table-cell-properties fo:padding-left="0.0833in" fo:padding-right="0.0833in" fo:padding-top="0.0833in" fo:padding-bottom="0.0556in" fo:border-left="0.0007in solid #000000" fo:border-right="0.0007in solid #000000" fo:border-top="none" fo:border-bottom="0.0007in solid #000000"/>
    </style:style>
    <style:style style:name="Table1" style:family="table">
      <style:table-properties style:width="5.2042in" fo:margin-left="0.9104in" fo:margin-right="0.8104in" table:align="margins" style:writing-mode="lr-tb"/>
    </style:style>
    <style:style style:name="Table1.A" style:family="table-column">
      <style:table-column-properties style:column-width="1.5in" style:rel-column-width="2160*"/>
    </style:style>
    <style:style style:name="Table1.B" style:family="table-column">
      <style:table-column-properties style:column-width="3.7042in" style:rel-column-width="5334*"/>
    </style:style>
    <style:style style:name="Table1.1" style:family="table-row">
      <style:table-row-properties style:min-row-height="0.2639in" style:keep-together="true" fo:keep-together="auto"/>
    </style:style>
    <style:style style:name="Table1.A1" style:family="table-cell">
      <style:table-cell-properties fo:padding-left="0.0833in" fo:padding-right="0.0833in" fo:padding-top="0.0833in" fo:padding-bottom="0.0556in" fo:border="0.0007in solid #000000"/>
    </style:style>
    <style:style style:name="Table1.A2" style:family="table-cell">
      <style:table-cell-properties fo:padding-left="0.0833in" fo:padding-right="0.0833in" fo:padding-top="0.0833in" fo:padding-bottom="0.0556in" fo:border-left="0.0007in solid #000000" fo:border-right="0.0007in solid #000000" fo:border-top="none" fo:border-bottom="0.0007in solid #000000"/>
    </style:style>
    <style:style style:name="Table3" style:family="table">
      <style:table-properties style:width="5.2083in" fo:margin-left="0.9104in" fo:margin-right="0.8063in" table:align="margins" style:writing-mode="lr-tb"/>
    </style:style>
    <style:style style:name="Table3.A" style:family="table-column">
      <style:table-column-properties style:column-width="1.375in" style:rel-column-width="1980*"/>
    </style:style>
    <style:style style:name="Table3.B" style:family="table-column">
      <style:table-column-properties style:column-width="1.6674in" style:rel-column-width="2401*"/>
    </style:style>
    <style:style style:name="Table3.C" style:family="table-column">
      <style:table-column-properties style:column-width="2.166in" style:rel-column-width="3119*"/>
    </style:style>
    <style:style style:name="Table3.1" style:family="table-row">
      <style:table-row-properties style:min-row-height="0.2639in" style:keep-together="true" fo:keep-together="auto"/>
    </style:style>
    <style:style style:name="Table3.A1" style:family="table-cell">
      <style:table-cell-properties fo:padding-left="0.0833in" fo:padding-right="0.0833in" fo:padding-top="0.0833in" fo:padding-bottom="0.0556in" fo:border="0.0007in solid #000000"/>
    </style:style>
    <style:style style:name="Table3.B1" style:family="table-cell">
      <style:table-cell-properties fo:padding-left="0.0833in" fo:padding-right="0.0833in" fo:padding-top="0.0833in" fo:padding-bottom="0.0556in" fo:border-left="0.0007in solid #000000" fo:border-right="none" fo:border-top="0.0007in solid #000000" fo:border-bottom="0.0007in solid #000000"/>
    </style:style>
    <style:style style:name="Table3.A2" style:family="table-cell">
      <style:table-cell-properties fo:padding-left="0.0833in" fo:padding-right="0.0833in" fo:padding-top="0.0833in" fo:padding-bottom="0.0556in" fo:border-left="0.0007in solid #000000" fo:border-right="0.0007in solid #000000" fo:border-top="none" fo:border-bottom="0.0007in solid #000000"/>
    </style:style>
    <style:style style:name="Table3.B2" style:family="table-cell">
      <style:table-cell-properties fo:padding-left="0.0833in" fo:padding-right="0.0833in" fo:padding-top="0.0833in" fo:padding-bottom="0.0556in" fo:border-left="0.0007in solid #000000" fo:border-right="none" fo:border-top="none" fo:border-bottom="0.0007in solid #000000"/>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Text_20_body">
      <style:text-properties text:display="true"/>
    </style:style>
    <style:style style:name="P4" style:family="paragraph" style:parent-style-name="Footnote">
      <style:text-properties fo:font-variant="normal" fo:text-transform="none" style:text-position="0% 100%"/>
    </style:style>
    <style:style style:name="P5" style:family="paragraph" style:parent-style-name="Heading_20_3">
      <style:paragraph-properties fo:margin-left="0.25in" fo:margin-right="0in" fo:text-indent="0in" style:auto-text-indent="false"/>
      <style:text-properties text:display="true"/>
    </style:style>
    <style:style style:name="P6" style:family="paragraph" style:parent-style-name="Bullet" style:list-style-name="L1"/>
    <style:style style:name="P7" style:family="paragraph" style:parent-style-name="Bullet" style:list-style-name="L1"/>
    <style:style style:name="P8" style:family="paragraph" style:parent-style-name="Bullet" style:list-style-name="L1"/>
    <style:style style:name="P9" style:family="paragraph" style:parent-style-name="Heading_20_1" style:master-page-name="Right_20_Page">
      <style:paragraph-properties style:page-number="auto"/>
    </style:style>
    <style:style style:name="T1" style:family="text">
      <style:text-properties fo:font-size="13pt" style:font-size-asian="13pt" style:font-size-complex="13pt"/>
    </style:style>
    <style:style style:name="T2" style:family="text">
      <style:text-properties style:text-position="30% 58%"/>
    </style:style>
    <style:style style:name="T3" style:family="text">
      <style:text-properties text:display="true"/>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ata Storage in Enstore</text:h>
      <text:h text:style-name="Heading_20_2" text:outline-level="2">Storage Groups</text:h>
      <text:p text:style-name="Text_20_body">Each experiment or research project is assigned a unique <text:span text:style-name="EmpItalic">storage group</text:span> identifier by the Enstore administrators. <text:s/>Enstore uses the storage group names to control and balance assignment of resources, such as tape drives and media, among the experiments. <text:s/>Each storage group is assigned an area in PNFS, e.g., an experiment XYZ might be assigned the storage area<text:span text:style-name="file"> /pnfs/xyz</text:span>.</text:p>
      <text:h text:style-name="Heading_20_2" text:outline-level="2">File Organization on Storage Media</text:h>
      <text:h text:style-name="Heading_20_3" text:outline-level="3">File Family</text:h>
      <text:p text:style-name="Text_20_body">Files are grouped on data storage volumes according to a <text:span text:style-name="Emphasis">file family</text:span><text:note text:id="ftn1" text:note-class="footnote"><text:note-citation>1</text:note-citation><text:note-body><text:p text:style-name="P4">The grouping is really based on the triplet of quantities: storage group + file family + wrapper, collectively called a "volume family". <text:s/>However, most users have access to only one storage group, and use the default wrapper, so from the user’s perspective, the only relevant attribute for file grouping is file family, typically. </text:p></text:note-body></text:note> attribute. <text:s text:c="2"/>A file family is a name that defines a category, or family, of data files. <text:s/>Each experiment (i.e., each storage group) must carefully plan its set of file families. <text:s/>There may be many file families configured; by design there is no pre-set upper limit on the number. <text:s/>A given storage volume may only contain files belonging to one file family.</text:p>
      <text:p text:style-name="Text_20_body">Every directory in<text:span text:style-name="file"> /pnfs </text:span>namespace has a file family associated with it. <text:s/>Every data file added to the Enstore system (i.e., every file for which an entry appears in the<text:span text:style-name="file"> /pnfs </text:span>namespace) is thus associated with the file family of the directory under<text:span text:style-name="file"> /pnfs </text:span>into which it was initially copied.</text:p>
      <text:p text:style-name="Text_20_body">Associated with a file family are a <text:span text:style-name="Emphasis">file family width</text:span> (an integer value), and a <text:span text:style-name="Emphasis">file family wrapper </text:span>(a format specification). <text:s/>The file family, file family width, and file family wrapper for a PNFS directory are initially inherited from the parent directory. <text:s/>They may be reset as permissions allow, generally only by a small group of designated people in each experiment.</text:p>
      <text:h text:style-name="Heading_20_3" text:outline-level="3"><text:soft-page-break/>File Family Width</text:h>
      <text:p text:style-name="Text_20_body">File family width is an integer value associated with a file family that is used to limit write-accessiblity on data storage volumes. <text:s/>There is currently no width associated with reading. <text:s/>For a given media type and for a given file family, Enstore limits the number of volumes available for writing at any given time to the value of the file family width (except when unfilled volumes are already mounted for previous reads). <text:s/>Correspondingly, the number of media drives on which the volumes are loaded is also limited to the width.</text:p>
      <text:h text:style-name="Heading_20_3" text:outline-level="3">File Family Wrapper</text:h>
      <text:p text:style-name="Text_20_body">A file family wrapper specifies the format of files on the storage volume. <text:s/>It defines information that gets added before and after data files as they’re written to media. <text:s/>In this way the data written to tape is self-contained and independent of metadata stored externally.</text:p>
      <text:p text:style-name="Text_20_body"><text:alphabetical-index-mark text:string-value="null;null wrapper" text:key1="file family wrapper"/>There are three wrapper types implemented,<text:span text:style-name="file"> cpio_odc</text:span>,<text:span text:style-name="file"> cern </text:span>and<text:span text:style-name="file"> null</text:span>. <text:s/>Currently (September 2005) most tapes are written using the<text:span text:style-name="file"> cpio_odc </text:span>wrapper. <text:s/>The <text:span text:style-name="file">cpio_odc </text:span>wrapper is the default wrapper set up by the Enstore admin when a new PNFS area is created.</text:p>
      <text:list text:style-name="L1">
        <text:list-item>
          <text:p text:style-name="P6">All files with the<text:span text:style-name="file"> cpio_odc </text:span>wrapper are dumpable via<text:span text:style-name="Command"> cpio</text:span>. <text:s/>This wrapper has a file length limit of (8G – 1) bytes. <text:s/>It is sufficient for the vast majority of data files, as most files are still under 2GB.</text:p>
        </text:list-item>
        <text:list-item>
          <text:p text:style-name="P6">The<text:span text:style-name="file"> cern </text:span>wrapper accommodates data files up to (10^21 –1) bytes, which in effect limits the filesize to the tape length, since spanning and striping are not supported as explained in section <text:bookmark-ref text:reference-format="text" text:ref-name="RTF730074006f00720061006700"/>. <text:s/>It matches an extension to the ANSI standard, as proposed by CERN, and allows data files written at Fermilab to be readable by CERN, and vice-versa<text:note text:id="ftn2" text:note-class="footnote"><text:note-citation>2</text:note-citation><text:note-body><text:p text:style-name="P4">Since CERN will allow files to span volumes, and Fermilab doesn’t, users will not be able to use Enstore to read volumes from the CERN system that contain partial files.</text:p></text:note-body></text:note>.</text:p>
        </text:list-item>
        <text:list-item>
          <text:p text:style-name="P6">For NULL volumes there is a<text:span text:style-name="path"> null </text:span>wrapper. See section 6.5.8 <text:span text:style-name="Emphasis">NULL File Directories</text:span> for other restrictions on using NULL volumes.<text:note text:id="ftn3" text:note-class="footnote"><text:note-citation>3</text:note-citation><text:note-body><text:p text:style-name="P4">On rare occasions the Enstore administrator may determine that the null wrapper should be used for tapes written elsewhere and imported into Enstore.</text:p></text:note-body></text:note></text:p>
        </text:list-item>
      </text:list>
      <text:h text:style-name="Heading_20_2" text:outline-level="2"><text:soft-page-break/>File Size Limitations</text:h>
      <text:p text:style-name="Text_20_body">Enstore limits the size of a data file to the tape capacity, i.e., a single file cannot span more than one volume. <text:s text:c="2"/>The<text:span text:style-name="file"> cpio_odc </text:span>wrapper further limits the file size to (8G – 1) bytes, as mentioned in section <text:span text:style-name="T1"><text:bookmark-ref text:reference-format="text" text:ref-name="RTF660069006c00650020006600"/></text:span>. <text:s/>Your OS may restrict your files to yet a smaller size. <text:s/></text:p>
      <text:p text:style-name="Text_20_body">Tape sizes are as follows (all sizes shown are for non-compressed tapes):</text:p>
      <table:table table:name="Table2" table:style-name="Table2">
        <table:table-column table:style-name="Table2.A"/>
        <table:table-column table:style-name="Table2.B"/>
        <table:table-row table:style-name="Table2.1">
          <table:table-cell table:style-name="Table2.A1" office:value-type="string">
            <text:p text:style-name="Table_20_Contents">LTO-4</text:p>
          </table:table-cell>
          <table:table-cell table:style-name="Table2.A1" office:value-type="string">
            <text:p text:style-name="Table_20_Contents">800 GB</text:p>
          </table:table-cell>
        </table:table-row>
        <table:table-row table:style-name="Table2.1">
          <table:table-cell table:style-name="Table2.A2" office:value-type="string">
            <text:p text:style-name="Table_20_Contents">LTO-3</text:p>
          </table:table-cell>
          <table:table-cell table:style-name="Table2.A2" office:value-type="string">
            <text:p text:style-name="Table_20_Contents">400 GB</text:p>
          </table:table-cell>
        </table:table-row>
        <table:table-row table:style-name="Table2.1">
          <table:table-cell table:style-name="Table2.A2" office:value-type="string">
            <text:p text:style-name="Table_20_Contents">LTO-2</text:p>
          </table:table-cell>
          <table:table-cell table:style-name="Table2.A2" office:value-type="string">
            <text:p text:style-name="Table_20_Contents">200 GB (no longer used)</text:p>
          </table:table-cell>
        </table:table-row>
        <table:table-row table:style-name="Table2.1">
          <table:table-cell table:style-name="Table2.A2" office:value-type="string">
            <text:p text:style-name="Table_20_Contents">LTO-1</text:p>
          </table:table-cell>
          <table:table-cell table:style-name="Table2.A2" office:value-type="string">
            <text:p text:style-name="Table_20_Contents">100 GB (no longer used)</text:p>
          </table:table-cell>
        </table:table-row>
        <table:table-row table:style-name="Table2.1">
          <table:table-cell table:style-name="Table2.A2" office:value-type="string">
            <text:p text:style-name="Table_20_Contents">9940B</text:p>
          </table:table-cell>
          <table:table-cell table:style-name="Table2.A2" office:value-type="string">
            <text:p text:style-name="Table_20_Contents">200 GB</text:p>
          </table:table-cell>
        </table:table-row>
        <table:table-row table:style-name="Table2.1">
          <table:table-cell table:style-name="Table2.A2" office:value-type="string">
            <text:p text:style-name="Table_20_Contents">9940</text:p>
          </table:table-cell>
          <table:table-cell table:style-name="Table2.A2" office:value-type="string">
            <text:p text:style-name="Table_20_Contents">60 GB</text:p>
          </table:table-cell>
        </table:table-row>
        <table:table-row table:style-name="Table2.1">
          <table:table-cell table:style-name="Table2.A2" office:value-type="string">
            <text:p text:style-name="Table_20_Contents">9840</text:p>
          </table:table-cell>
          <table:table-cell table:style-name="Table2.A2" office:value-type="string">
            <text:p text:style-name="Table_20_Contents">20 GB (no longer used)</text:p>
          </table:table-cell>
        </table:table-row>
        <table:table-row table:style-name="Table2.1">
          <table:table-cell table:style-name="Table2.A2" office:value-type="string">
            <text:p text:style-name="Table_20_Contents">DECDLT (4000)</text:p>
          </table:table-cell>
          <table:table-cell table:style-name="Table2.A2" office:value-type="string">
            <text:p text:style-name="Table_20_Contents">20 GB Compressed (Special read-only situation)</text:p>
          </table:table-cell>
        </table:table-row>
        <table:table-row table:style-name="Table2.1">
          <table:table-cell table:style-name="Table2.A2" office:value-type="string">
            <text:p text:style-name="Table_20_Contents">Mammoth 2</text:p>
          </table:table-cell>
          <table:table-cell table:style-name="Table2.A2" office:value-type="string">
            <text:p text:style-name="Table_20_Contents">60 GB (no longer used)</text:p>
          </table:table-cell>
        </table:table-row>
        <table:table-row table:style-name="Table2.1">
          <table:table-cell table:style-name="Table2.A2" office:value-type="string">
            <text:p text:style-name="Table_20_Contents">Mammoth</text:p>
          </table:table-cell>
          <table:table-cell table:style-name="Table2.A2" office:value-type="string">
            <text:p text:style-name="Table_20_Contents">20 GB (no longer used)</text:p>
          </table:table-cell>
        </table:table-row>
      </table:table>
      <text:p text:style-name="Standard"/>
      <text:p text:style-name="Text_20_body">Wrapper size limitations are as follows:</text:p>
      <table:table table:name="Table1" table:style-name="Table1">
        <table:table-column table:style-name="Table1.A"/>
        <table:table-column table:style-name="Table1.B"/>
        <table:table-row table:style-name="Table1.1">
          <table:table-cell table:style-name="Table1.A1" office:value-type="string">
            <text:p text:style-name="Table_20_Contents">cpio_odc</text:p>
          </table:table-cell>
          <table:table-cell table:style-name="Table1.A1" office:value-type="string">
            <text:p text:style-name="Table_20_Contents">8 GB -1B; (about 8*10<text:span text:style-name="T2">9</text:span> Bytes)</text:p>
          </table:table-cell>
        </table:table-row>
        <table:table-row table:style-name="Table1.1">
          <table:table-cell table:style-name="Table1.A2" office:value-type="string">
            <text:p text:style-name="Table_20_Contents">cern</text:p>
          </table:table-cell>
          <table:table-cell table:style-name="Table1.A2" office:value-type="string">
            <text:p text:style-name="Table_20_Contents">About 10<text:span text:style-name="T2">12</text:span> GB; or 86.7 Exabytes; (10<text:span text:style-name="T2">21</text:span>-1 Bytes) </text:p>
          </table:table-cell>
        </table:table-row>
        <table:table-row table:style-name="Table1.1">
          <table:table-cell table:style-name="Table1.A2" office:value-type="string">
            <text:p text:style-name="Table_20_Contents">null</text:p>
          </table:table-cell>
          <table:table-cell table:style-name="Table1.A2" office:value-type="string">
            <text:p text:style-name="Table_20_Contents">N/A; not available for writing to tapes; used for special situations</text:p>
          </table:table-cell>
        </table:table-row>
      </table:table>
      <text:p text:style-name="Standard"/>
      <text:p text:style-name="Text_20_body"><draw:frame draw:style-name="fr1" draw:name="graphics1" text:anchor-type="as-char" svg:y="-0.2291in" svg:width="0.361in" svg:height="0.25in" draw:z-index="0"><draw:image xlink:href="Pictures/2000000D00000B93000007F5640BEEB1.wmf" xlink:type="simple" xlink:show="embed" xlink:actuate="onLoad"/></draw:frame>Note: PNFS can only represent a data file’s size accurately up to (2G–1)B; beyond that, the file size is shown as 1. <text:s/>Enstore knows, stores and uses the real file size, so this PNFS display limitation does not pose a functionality problem. <text:s/>A 1 byte file size indicated by PNFS indicates to the the user that the file is likely quite large. <text:s/>(You can <text:soft-page-break/>use the<text:span text:style-name="Command"> enstore pnfs </text:span>command with the<text:span text:style-name="Command"> --filesize </text:span>option as described <text:variable-set text:name="Hide" office:value-type="float" office:value="1" style:data-style-name="N0">1</text:variable-set>under section 9.4 <text:span text:style-name="Emphasis">enstore pnfs</text:span> to find the actual file size.)</text:p>
      <text:h text:style-name="Heading_20_2" text:outline-level="2">Data Storage Volumes in Enstore</text:h>
      <text:p text:style-name="Text_20_body">Enstore is designed to support a variety of data storage media. <text:s/>Currently, only tapes have been implemented, and the information in this section has been written with tapes in mind. <text:s/>In principle, the information should apply equally to other media types; we will update this section as necessary when other media types are implemented.<text:span text:style-name="T3"> still true?</text:span></text:p>
      <text:h text:style-name="Heading_20_3" text:outline-level="3">Tape Features</text:h>
      <text:p text:style-name="Text_20_body">Tapes are self-describing and exportable so that in the unlikely event of lost metadata in Enstore, a volume can be dumped, and the information retrieved.</text:p>
      <text:p text:style-name="Text_20_body">Tapes are required to have ANSI Vol1 header labels. <text:s/>Labeling helps to easily identify each volume and/or test for a blank one, thereby inhibiting the inadvertent overwriting of used tapes. <text:s/>The Enstore administrators needs to know whether tapes are labeled or completely blank when they are inserted into the library; the Enstore software can label tapes if necessary.</text:p>
      <text:h text:style-name="Heading_20_3" text:outline-level="3">Tape and Library (Robot) Lifetimes</text:h>
      <text:p text:style-name="Text_20_body">Over time ware and tear can damage the magnetic tape. <text:s/>This translates into an expected number of tape mounts before problems may start to occur. <text:s/>Eventually, these files are migrated to another tape, hopefully before any problems appear. <text:s/>The old tapes are then taken out of service. <text:s/>There are two limits. <text:s/>A soft limit where the files on a tape with more than that many mounts should be migrated, but it is not urgent to do so. <text:s/>A tape with more that the hard limit of mounts should be migrated as soon as possible.</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Tape Type</text:p>
          </table:table-cell>
          <table:table-cell table:style-name="Table3.B1" office:value-type="string">
            <text:p text:style-name="Table_20_Contents">Soft Limit</text:p>
          </table:table-cell>
          <table:table-cell table:style-name="Table3.A1" office:value-type="string">
            <text:p text:style-name="Table_20_Contents">Hard Limit</text:p>
          </table:table-cell>
        </table:table-row>
        <table:table-row table:style-name="Table3.1">
          <table:table-cell table:style-name="Table3.A2" office:value-type="string">
            <text:p text:style-name="Table_20_Contents">LTO-4</text:p>
          </table:table-cell>
          <table:table-cell table:style-name="Table3.B2" office:value-type="string">
            <text:p text:style-name="Table_20_Contents">10,000</text:p>
          </table:table-cell>
          <table:table-cell table:style-name="Table3.A2" office:value-type="string">
            <text:p text:style-name="Table_20_Contents">15,000</text:p>
          </table:table-cell>
        </table:table-row>
        <table:table-row table:style-name="Table3.1">
          <table:table-cell table:style-name="Table3.A2" office:value-type="string">
            <text:p text:style-name="Table_20_Contents">LTO-3</text:p>
          </table:table-cell>
          <table:table-cell table:style-name="Table3.B2" office:value-type="string">
            <text:p text:style-name="Table_20_Contents">10,000</text:p>
          </table:table-cell>
          <table:table-cell table:style-name="Table3.A2" office:value-type="string">
            <text:p text:style-name="Table_20_Contents">15,000</text:p>
          </table:table-cell>
        </table:table-row>
        <text:soft-page-break/>
        <table:table-row table:style-name="Table3.1">
          <table:table-cell table:style-name="Table3.A2" office:value-type="string">
            <text:p text:style-name="Table_20_Contents">LTO-2</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LTO-1</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9940B</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9940</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9840</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DECDLT (4000)</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Mammoth 2</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Mammoth</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
      <text:p text:style-name="Text_20_body"/>
      <text:p text:style-name="Text_20_body">Over time tape libraries (also known as tape robots) become obsolete. <text:s/>Files on tapes inside soon-to-be-decommissioned tape libraries will also need to be migrated. <text:s/>By default Enstore administrators will preserve deleted files on tape while migrating; though groups may be asked if .deleted files can be skipped during the migration process.</text:p>
      <text:h text:style-name="Heading_20_3" text:outline-level="3">File Organization, Storage and Access</text:h>
      <text:p text:style-name="Text_20_body">Data files are physically clustered on volumes according to each experiment’s file family classification scheme. <text:s/>A given volume may only contain files belonging to one file family, one wrapper type, and one storage group.</text:p>
      <text:p text:style-name="Text_20_body">A single file cannot span more than one volume<text:note text:id="ftn4" text:note-class="footnote"><text:note-citation>4</text:note-citation><text:note-body><text:p text:style-name="P4">Since files cannot span multiple volumes, striping is not supported either. <text:s/>Striping refers to files (usually large ones) being split onto two or more volumes, each writing simultaneously, in order to expedite the writing process.</text:p></text:note-body></text:note>. <text:s text:c="2"/>When writing files to media, Enstore compares the size of the file it’s ready to copy against the volume’s remaining empty space in order to determine whether the file will fit. <text:s/>If the file is too large to fit, Enstore marks the volume as full, and writes the file to a different volume. <text:s/>Thus volumes are filled, modulo some fraction of a data file. <text:s/>(Volumes can be reopened if an administrator decides that too much space is left unused.)</text:p>
      <text:p text:style-name="Text_20_body">Enstore supports random access of files on storage volumes, and also <text:span text:style-name="Emphasis">streaming</text:span>, the sequential access of adjacent files.</text:p>
      <text:h text:style-name="Heading_20_3" text:outline-level="3"><text:soft-page-break/>Quantity of Volumes</text:h>
      <text:p text:style-name="Text_20_body">Enstore allows data storage volumes to be “faulted out to shelf”, i.e., removed from a robot. <text:s/>This feature makes it possible for each experiment to have a larger number of volumes than it has slots in the robot, and in fact there is no limit on the number of volumes used by an experiment. <text:s/>To accommodate the unmatched numbers of volumes and slots, Enstore provides separate quotas in volumes and in slots.</text:p>
      <text:p text:style-name="Text_20_body">Note that moving volumes in and out of the robot requires operator intervention, and should be minimized.</text:p>
      <text:h text:style-name="Heading_20_3" text:outline-level="3">Import/Export of Volumes</text:h>
      <text:p text:style-name="Text_20_body">Tapes can be generated outside the Enstore system and imported into it. <text:s/>Conversely, Enstore tapes can be dumped via standard UNIX utilities, thereby allowing them to be readable with simple tools outside the Enstore framework. <text:s/>The tools to do this are wrapper-dependent (e.g., tapes whose files have the cpio wrapper can be dumped via the<text:span text:style-name="Command"> cpio </text:span>utility). <text:s/>Currently there is no utility (except<text:span text:style-name="Command"> dd</text:span>) to dump a tape whose file family wrapper is cern. <text:span text:style-name="T3">still true?</text:span> </text:p>
      <text:h text:style-name="P5" text:outline-level="3" text:is-list-header="true">File and Archive Features</text:h>
      <text:p text:style-name="Text_20_body"><text:span text:style-name="T3">A file on a data storage volume is contained in an archive, one file per archive. <text:s text:c="2"/>Therefore, in Enstore, the terms </text:span><text:span text:style-name="Emphasis"><text:span text:style-name="T3">file</text:span></text:span><text:span text:style-name="T3"> and </text:span><text:span text:style-name="Emphasis"><text:span text:style-name="T3">archive</text:span></text:span><text:span text:style-name="T3"> may be used interchangeably for most purposes.</text:span></text:p>
      <text:p text:style-name="P3">Enstore structures each data file as a particular archive type, according to its file family wrapper. <text:s/>The archive consists of the file (the data) plus some information that is wrapper-depe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75in" fo:margin-right="0in" fo:text-indent="-0.5in" style:auto-text-indent="false" style:page-number="auto" fo:padding="0in" fo:border-left="none" fo:border-right="none" fo:border-top="none" fo:border-bottom="0.0008in solid #000000" style:shadow="non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Body" style:family="paragraph" style:next-style-name="CommandIndent">
      <style:paragraph-properties fo:margin-left="0.25in" fo:margin-right="0in" fo:margin-top="0.0555in" fo:margin-bottom="0.0555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CommandIndent" style:family="paragraph">
      <style:paragraph-properties fo:margin-left="0.639in" fo:margin-right="0in" fo:margin-top="0.111in" fo:margin-bottom="0.111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scale="10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 style:family="paragraph" style:next-style-name="CommandIndent">
      <style:paragraph-properties fo:margin-left="0.5693in" fo:margin-right="0in" fo:margin-top="0.0555in" fo:margin-bottom="0.0555in" style:line-height-at-least="0.1945in" fo:text-align="start" style:justify-single-word="false" fo:text-indent="-0.0693in" style:auto-text-indent="false" style:vertical-align="auto">
        <style:tab-stops>
          <style:tab-stop style:position="0.389in"/>
        </style:tab-stops>
      </style:paragraph-properties>
      <style:text-properties fo:color="#000000" style:text-line-through-style="none" style:font-name="Nimbus Roman No9 L"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Italic" style:family="text">
      <style:text-properties fo:font-variant="normal" fo:text-transform="none" fo:color="#000000" style:text-line-through-style="none" style:text-position="0% 1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file"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text-scale="100%"/>
    </style:style>
    <style:style style:name="Emphasis" style:family="text">
      <style:text-properties fo:font-variant="normal" fo:text-transform="none" fo:color="#000000" style:text-line-through-style="none" style:text-position="0% 100%" style:font-name="Times New Roman" fo:font-size="12pt" fo:letter-spacing="normal" fo:language="en" fo:country="US"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Command"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scale="100%"/>
    </style:style>
    <style:style style:name="path"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text-scale="1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Zeichenformat" style:num-prefix="2.4.4  "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master-page style:name="First_20_Page" style:display-name="First Page" style:page-layout-name="pm1" style:next-style-name="Left_20_Page"/>
    <style:master-page style:name="Right_20_Page" style:display-name="Right Page" style:page-layout-name="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1"><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Standard"/>
      </style:footer>
    </style:master-page>
    <style:master-page style:name="Left_20_Page" style:display-name="Left Page" style:page-layout-name="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2"><text:page-number text:select-page="current"/></text:p>
            </table:table-cell>
            <table:table-cell table:style-name="left_5f_page_5f_footer.A1" office:value-type="string">
              <text:p text:style-name="P1"><text:chapter text:display="name" text:outline-level="1"/></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10-07T13:33:07</meta:creation-date>
    <dc:date>2009-05-28T12:30:22</dc:date>
    <meta:editing-cycles>27</meta:editing-cycles>
    <meta:editing-duration>PT2H17M58S</meta:editing-duration>
    <meta:user-defined meta:name="Info 1"/>
    <meta:user-defined meta:name="Info 2"/>
    <meta:user-defined meta:name="Info 3"/>
    <meta:user-defined meta:name="Info 4"/>
    <meta:document-statistic meta:table-count="5" meta:image-count="1" meta:object-count="0" meta:page-count="6" meta:paragraph-count="105" meta:word-count="1608" meta:character-count="9361"/>
  </office:meta>
</office:document-meta>
</file>